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b910" officeooo:paragraph-rsid="0008b91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b910" officeooo:paragraph-rsid="0008b910" style:font-weight-asian="bold" style:font-weight-complex="bold"/>
    </style:style>
    <style:style style:name="P3" style:family="paragraph" style:parent-style-name="Standard">
      <style:text-properties style:text-underline-style="none" officeooo:rsid="0008b910" officeooo:paragraph-rsid="0008b910"/>
    </style:style>
    <style:style style:name="P4" style:family="paragraph" style:parent-style-name="Standard">
      <style:text-properties fo:language="es" fo:country="AR" style:text-underline-style="none" officeooo:rsid="0008b910" officeooo:paragraph-rsid="0008b910"/>
    </style:style>
    <style:style style:name="P5" style:family="paragraph" style:parent-style-name="Standard">
      <style:text-properties fo:language="es" fo:country="AR" style:text-underline-style="none" fo:font-weight="normal" officeooo:rsid="0008b910" officeooo:paragraph-rsid="0008b910" style:font-weight-asian="normal" style:font-weight-complex="normal"/>
    </style:style>
    <style:style style:name="P6" style:family="paragraph" style:parent-style-name="Standard">
      <style:text-properties fo:language="es" fo:country="AR" style:text-underline-style="none" fo:font-weight="normal" officeooo:rsid="0008b910" officeooo:paragraph-rsid="000936c4" style:font-weight-asian="normal" style:font-weight-complex="normal"/>
    </style:style>
    <style:style style:name="P7" style:family="paragraph" style:parent-style-name="Standard">
      <style:text-properties fo:language="es" fo:country="AR" style:text-underline-style="solid" style:text-underline-width="auto" style:text-underline-color="font-color" fo:font-weight="bold" officeooo:rsid="0008b910" officeooo:paragraph-rsid="0008b910" style:font-weight-asian="bold" style:font-weight-complex="bold"/>
    </style:style>
    <style:style style:name="P8" style:family="paragraph" style:parent-style-name="Standard">
      <style:text-properties fo:language="es" fo:country="AR" style:text-underline-style="solid" style:text-underline-width="auto" style:text-underline-color="font-color" fo:font-weight="bold" officeooo:rsid="0008b910" officeooo:paragraph-rsid="000936c4" style:font-weight-asian="bold" style:font-weight-complex="bold"/>
    </style:style>
    <style:style style:name="P9" style:family="paragraph" style:parent-style-name="Standard">
      <style:text-properties officeooo:paragraph-rsid="000936c4"/>
    </style:style>
    <style:style style:name="P10" style:family="paragraph" style:parent-style-name="Standard">
      <style:text-properties fo:language="es" fo:country="AR" style:text-underline-style="solid" style:text-underline-width="auto" style:text-underline-color="font-color" fo:font-weight="bold" officeooo:rsid="0008b910" officeooo:paragraph-rsid="000c61a6" style:font-weight-asian="bold" style:font-weight-complex="bold"/>
    </style:style>
    <style:style style:name="P11" style:family="paragraph" style:parent-style-name="Standard">
      <style:text-properties fo:language="es" fo:country="AR" style:text-underline-style="none" fo:font-weight="normal" officeooo:rsid="0008b910" officeooo:paragraph-rsid="000936c4" style:font-weight-asian="normal" style:font-weight-complex="normal"/>
    </style:style>
    <style:style style:name="P12" style:family="paragraph" style:parent-style-name="Standard">
      <style:text-properties fo:language="es" fo:country="AR" style:text-underline-style="none" fo:font-weight="normal" officeooo:rsid="0008b910" officeooo:paragraph-rsid="000c61a6" style:font-weight-asian="normal" style:font-weight-complex="normal"/>
    </style:style>
    <style:style style:name="P13" style:family="paragraph" style:parent-style-name="Standard">
      <style:text-properties officeooo:paragraph-rsid="000c61a6"/>
    </style:style>
    <style:style style:name="T1" style:family="text">
      <style:text-properties fo:language="es" fo:country="AR"/>
    </style:style>
    <style:style style:name="T2" style:family="text">
      <style:text-properties fo:language="es" fo:country="AR" style:text-underline-style="none" fo:font-weight="normal" officeooo:rsid="0008b910" style:font-weight-asian="normal" style:font-weight-complex="normal"/>
    </style:style>
    <style:style style:name="T3" style:family="text">
      <style:text-properties fo:language="es" fo:country="AR" style:text-underline-style="none" fo:font-weight="normal" officeooo:rsid="000936c4" style:font-weight-asian="normal" style:font-weight-complex="normal"/>
    </style:style>
    <style:style style:name="T4" style:family="text">
      <style:text-properties officeooo:rsid="000936c4"/>
    </style:style>
    <style:style style:name="T5" style:family="text">
      <style:text-properties officeooo:rsid="000c61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ma</text:span> 1</text:p>
      <text:p text:style-name="P1"/>
      <text:p text:style-name="P3"><text:span text:style-name="T1">Objetivo</text:span>: </text:p>
      <text:p text:style-name="P3"/>
      <text:p text:style-name="P4">Su programa debe recibir dos números mediante lectura del teclado, realizar la suma de ambos e imprimir en la pantalla el resultado.</text:p>
      <text:p text:style-name="P4"/>
      <text:p text:style-name="P4"/>
      <text:p text:style-name="P4"/>
      <text:p text:style-name="P7">Tema 2</text:p>
      <text:p text:style-name="P7"/>
      <text:p text:style-name="P5">Objetivo: </text:p>
      <text:p text:style-name="P5"/>
      <text:p text:style-name="P5">Su programa debe desplegar en pantalla el dia y hora del sistema.</text:p>
      <text:p text:style-name="P5"/>
      <text:p text:style-name="P7"/>
      <text:p text:style-name="P7"/>
      <text:p text:style-name="P7">Tema 3</text:p>
      <text:p text:style-name="P7"/>
      <text:p text:style-name="P5">Objetivo: </text:p>
      <text:p text:style-name="P5"/>
      <text:p text:style-name="P5">Su programa debe realizar un fork de forma tal que se creen un proceso hijo y tanto el padre como el hijo desplieguen en pantalla un mensaje identificatorio con su número de proceso.</text:p>
      <text:p text:style-name="P5"/>
      <text:p text:style-name="P5"/>
      <text:p text:style-name="P7"/>
      <text:p text:style-name="P7">Tema 4</text:p>
      <text:p text:style-name="P7"/>
      <text:p text:style-name="P5">Objetivo: </text:p>
      <text:p text:style-name="P5"/>
      <text:p text:style-name="P5">Su programa debe realizar leer un string del teclado y guardarlo en un archivo</text:p>
      <text:p text:style-name="P7"/>
      <text:p text:style-name="P7"/>
      <text:p text:style-name="P7"/>
      <text:p text:style-name="P7">Tema 5</text:p>
      <text:p text:style-name="P7"/>
      <text:p text:style-name="P5">Objetivo: </text:p>
      <text:p text:style-name="P5"/>
      <text:p text:style-name="P5">Su programa debe realizar leer un string de 10 caracteres de un archivo A y otro string del archivo B y guardar ambos strings en un archivo C</text:p>
      <text:p text:style-name="P7"/>
      <text:p text:style-name="P7"/>
      <text:p text:style-name="P7">Tema 6</text:p>
      <text:p text:style-name="P7"/>
      <text:p text:style-name="P5">Objetivo:</text:p>
      <text:p text:style-name="P5"/>
      <text:p text:style-name="P5">Su programa debe realizar leer un valor numérico de 3 posiciones de un archivo A y otro valor numérico de 3 posiciones de un archivo B y guardar el valor producto en 6 posiciones en un archivo C</text:p>
      <text:p text:style-name="P7"/>
      <text:p text:style-name="P7"/>
      <text:p text:style-name="P7"/>
      <text:p text:style-name="P10"><text:soft-page-break/>Tema <text:span text:style-name="T5">7</text:span></text:p>
      <text:p text:style-name="P10"/>
      <text:p text:style-name="P12">Objetivo:</text:p>
      <text:p text:style-name="P12"/>
      <text:p text:style-name="P13"><text:span text:style-name="T3">Su programa debe realizar leer un string con algunos caracteres ASCII minúsculas y desplegarlo en pantalla convirtiendo los caracteres a mayúsculas.</text:span></text:p>
      <text:p text:style-name="P12"/>
      <text:p text:style-name="P12"/>
      <text:p text:style-name="P12"/>
      <text:p text:style-name="P10">Tema <text:span text:style-name="T4">8</text:span></text:p>
      <text:p text:style-name="P8"/>
      <text:p text:style-name="P6">Objetivo:</text:p>
      <text:p text:style-name="P6"/>
      <text:p text:style-name="P9"><text:span text:style-name="T2">Su programa debe </text:span><text:span text:style-name="T3">ordenar un array de exactamente 10 valores de mayor a menor</text:span></text:p>
      <text:p text:style-name="P6"/>
      <text:p text:style-name="P6"/>
      <text:p text:style-name="P6"/>
      <text:p text:style-name="P10">Tema <text:span text:style-name="T5">9</text:span></text:p>
      <text:p text:style-name="P10"/>
      <text:p text:style-name="P12">Objetivo:</text:p>
      <text:p text:style-name="P12"/>
      <text:p text:style-name="P13"><text:span text:style-name="T3">Su programa debe leer diez números ingresados por pantalla y luego los despliegue en pantalla ordenados de menor a mayor</text:span></text:p>
      <text:p text:style-name="P13"><text:span text:style-name="T3"/></text:p>
      <text:p text:style-name="P13"><text:span text:style-name="T3"/></text:p>
      <text:p text:style-name="P12"/>
      <text:p text:style-name="P10">Tema <text:span text:style-name="T5">10</text:span></text:p>
      <text:p text:style-name="P10"/>
      <text:p text:style-name="P12">Objetivo:</text:p>
      <text:p text:style-name="P12"/>
      <text:p text:style-name="P13"><text:span text:style-name="T3">Su programa debe leer diez números ingresados por pantalla y luego despliegue el numero que se repite más veces .</text:span></text:p>
      <text:p text:style-name="P12"/>
      <text:p text:style-name="P12"/>
      <text:p text:style-name="P12"/>
      <text:p text:style-name="P10">Tema <text:span text:style-name="T5">11</text:span></text:p>
      <text:p text:style-name="P10"/>
      <text:p text:style-name="P12">Objetivo:</text:p>
      <text:p text:style-name="P12"/>
      <text:p text:style-name="P13"><text:span text:style-name="T3">Su programa debe leer un string de 15 caracteres ASCII y lo despliegue por pantalla invirtiendo los caracteres o sea se vea a la izquierda el caracter ingresado a la derecha.</text:span></text:p>
      <text:p text:style-name="P12"/>
      <text:p text:style-name="P12"/>
      <text:p text:style-name="P12"/>
      <text:p text:style-name="P10">Tema <text:span text:style-name="T5">12</text:span></text:p>
      <text:p text:style-name="P10"/>
      <text:p text:style-name="P12">Objetivo:</text:p>
      <text:p text:style-name="P12"/>
      <text:p text:style-name="P13"><text:span text:style-name="T3">Su programa debe leer un string del teclado y deberá buscar la cantidad de ocurrencias de ese string dentro de un archivo de texto que se deberá leer.</text:span></text:p>
      <text:p text:style-name="P12"/>
      <text:p text:style-name="P12"/>
      <text:p text:style-name="P12"><text:soft-page-break/></text:p>
      <text:p text:style-name="P7">Tema 13</text:p>
      <text:p text:style-name="P7"/>
      <text:p text:style-name="P5">Objetivo:</text:p>
      <text:p text:style-name="P5"/>
      <text:p text:style-name="P5">Su programa debe leer del teclado 4 letreas recibidas como argumentos y deberá determinar cúal de esas 4 letras se repite más veces <text:s/>dentro de un archivo de texto que se deberá le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00:23.161180407</meta:creation-date>
    <meta:editing-duration>PT20H54M36S</meta:editing-duration>
    <meta:editing-cycles>3</meta:editing-cycles>
    <meta:generator>LibreOffice/6.4.5.2$Linux_X86_64 LibreOffice_project/40$Build-2</meta:generator>
    <dc:date>2020-11-24T10:04:59.601315586</dc:date>
    <meta:document-statistic meta:table-count="0" meta:image-count="0" meta:object-count="0" meta:page-count="3" meta:paragraph-count="39" meta:word-count="353" meta:character-count="1959" meta:non-whitespace-character-count="1639"/>
  </office:meta>
</office:document-meta>
</file>